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1ee" officeooo:paragraph-rsid="0003d1e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</text:p>
      <text:p text:style-name="P1"/>
      <text:p text:style-name="P1">Linux is <text:s/>a kernel</text:p>
      <text:p text:style-name="P1"><draw:frame draw:style-name="fr1" draw:name="Image1" text:anchor-type="char" svg:width="2.6543in" svg:height="2.6543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3:04:20.687815948</meta:creation-date>
    <dc:date>2022-02-27T23:42:06.422905235</dc:date>
    <meta:editing-duration>PT7M25S</meta:editing-duration>
    <meta:editing-cycles>1</meta:editing-cycles>
    <meta:document-statistic meta:table-count="0" meta:image-count="1" meta:object-count="0" meta:page-count="1" meta:paragraph-count="2" meta:word-count="5" meta:character-count="24" meta:non-whitespace-character-count="19"/>
    <meta:generator>LibreOffice/6.4.7.2$Linux_X86_64 LibreOffice_project/40$Build-2</meta:generator>
  </office:meta>
</office:document-meta>
</file>